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page"/>
      <style:text-properties fo:font-weight="bold" officeooo:rsid="00180312" officeooo:paragraph-rsid="00180312" style:font-weight-asian="bold" style:font-weight-complex="bold"/>
    </style:style>
    <style:style style:name="P2" style:family="paragraph" style:parent-style-name="Standard">
      <style:paragraph-properties fo:line-height="100%" fo:text-align="center" style:justify-single-word="false" style:writing-mode="page"/>
      <style:text-properties fo:font-weight="bold" officeooo:rsid="00180312" officeooo:paragraph-rsid="00563d2c" style:font-weight-asian="bold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page"/>
      <style:text-properties fo:font-weight="bold" officeooo:rsid="00180312" officeooo:paragraph-rsid="0056850e" style:font-weight-asian="bold" style:font-weight-complex="bold"/>
    </style:style>
    <style:style style:name="P4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weight="bold" officeooo:rsid="0019068f" officeooo:paragraph-rsid="0019068f" style:font-weight-asian="bold" style:font-weight-complex="bold"/>
    </style:style>
    <style:style style:name="P5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weight="bold" officeooo:rsid="0019068f" officeooo:paragraph-rsid="00563d2c" style:font-weight-asian="bold" style:font-weight-complex="bold"/>
    </style:style>
    <style:style style:name="P6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weight="bold" officeooo:rsid="0019068f" officeooo:paragraph-rsid="0056850e" style:font-weight-asian="bold" style:font-weight-complex="bold"/>
    </style:style>
    <style:style style:name="P7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bold" officeooo:rsid="00563d2c" officeooo:paragraph-rsid="00563d2c" style:font-weight-asian="bold" style:font-weight-complex="bold"/>
    </style:style>
    <style:style style:name="P8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bold" officeooo:rsid="0056850e" officeooo:paragraph-rsid="0056850e" style:font-weight-asian="bold" style:font-weight-complex="bold"/>
    </style:style>
    <style:style style:name="P9" style:family="paragraph" style:parent-style-name="Standard">
      <style:paragraph-properties fo:line-height="100%" fo:text-align="justify" style:justify-single-word="false" style:writing-mode="page"/>
      <style:text-properties fo:font-weight="normal" officeooo:rsid="0019068f" officeooo:paragraph-rsid="0019068f" style:font-weight-asian="normal" style:font-weight-complex="normal"/>
    </style:style>
    <style:style style:name="P10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9068f" officeooo:paragraph-rsid="0056850e" style:font-weight-asian="normal" style:font-weight-complex="normal"/>
    </style:style>
    <style:style style:name="P11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2d7a96" officeooo:paragraph-rsid="002d7a96" style:font-weight-asian="normal" style:font-weight-complex="normal"/>
    </style:style>
    <style:style style:name="P12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51f328" officeooo:paragraph-rsid="0051f328" style:font-weight-asian="normal" style:font-weight-complex="normal"/>
    </style:style>
    <style:style style:name="P13" style:family="paragraph" style:parent-style-name="Standard">
      <style:paragraph-properties fo:line-height="100%" fo:text-align="center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51f328" officeooo:paragraph-rsid="0051f328" style:font-weight-asian="normal" style:font-weight-complex="normal"/>
    </style:style>
    <style:style style:name="P14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535689" officeooo:paragraph-rsid="00535689" style:font-weight-asian="normal" style:font-weight-complex="normal"/>
    </style:style>
    <style:style style:name="P15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563d2c" officeooo:paragraph-rsid="00563d2c" style:font-weight-asian="normal" style:font-weight-complex="normal"/>
    </style:style>
    <style:style style:name="P16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563d2c" officeooo:paragraph-rsid="0057d42e" style:font-weight-asian="normal" style:font-weight-complex="normal"/>
    </style:style>
    <style:style style:name="P17" style:family="paragraph" style:parent-style-name="Standard">
      <style:paragraph-properties fo:line-height="100%" fo:text-align="center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563d2c" officeooo:paragraph-rsid="00563d2c" style:font-weight-asian="normal" style:font-weight-complex="normal"/>
    </style:style>
    <style:style style:name="P18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56850e" officeooo:paragraph-rsid="0056850e" style:font-weight-asian="normal" style:font-weight-complex="normal"/>
    </style:style>
    <style:style style:name="P19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56850e" officeooo:paragraph-rsid="0057d42e" style:font-weight-asian="normal" style:font-weight-complex="normal"/>
    </style:style>
    <style:style style:name="P20" style:family="paragraph" style:parent-style-name="Standard">
      <style:paragraph-properties fo:line-height="100%" fo:text-align="center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56850e" officeooo:paragraph-rsid="0056850e" style:font-weight-asian="normal" style:font-weight-complex="normal"/>
    </style:style>
    <style:style style:name="P21" style:family="paragraph" style:parent-style-name="Standard">
      <style:paragraph-properties fo:line-height="100%" fo:text-align="center" style:justify-single-word="false" fo:break-before="page" style:writing-mode="page"/>
      <style:text-properties fo:font-weight="bold" officeooo:rsid="00180312" officeooo:paragraph-rsid="00563d2c" style:font-weight-asian="bold" style:font-weight-complex="bold"/>
    </style:style>
    <style:style style:name="P22" style:family="paragraph" style:parent-style-name="Standard">
      <style:paragraph-properties fo:line-height="100%" fo:text-align="center" style:justify-single-word="false" fo:break-before="page" style:writing-mode="page"/>
      <style:text-properties fo:font-weight="bold" officeooo:rsid="00180312" officeooo:paragraph-rsid="0056850e" style:font-weight-asian="bold" style:font-weight-complex="bold"/>
    </style:style>
    <style:style style:name="P23" style:family="paragraph" style:parent-style-name="Standard">
      <style:paragraph-properties fo:line-height="100%" fo:text-align="justify" style:justify-single-word="false" style:writing-mode="page">
        <style:tab-stops>
          <style:tab-stop style:position="0.688cm"/>
          <style:tab-stop style:position="1.005cm"/>
        </style:tab-stops>
      </style:paragraph-properties>
      <style:text-properties fo:font-weight="bold" officeooo:rsid="0019068f" officeooo:paragraph-rsid="0019068f" style:font-weight-asian="bold" style:font-weight-complex="bold"/>
    </style:style>
    <style:style style:name="P24" style:family="paragraph" style:parent-style-name="Standard">
      <style:paragraph-properties fo:line-height="100%" fo:text-align="justify" style:justify-single-word="false" style:writing-mode="page">
        <style:tab-stops>
          <style:tab-stop style:position="0.661cm"/>
          <style:tab-stop style:position="0.926cm"/>
        </style:tab-stops>
      </style:paragraph-properties>
      <style:text-properties fo:font-weight="bold" officeooo:rsid="0019068f" officeooo:paragraph-rsid="00563d2c" style:font-weight-asian="bold" style:font-weight-complex="bold"/>
    </style:style>
    <style:style style:name="P25" style:family="paragraph" style:parent-style-name="Standard">
      <style:paragraph-properties fo:line-height="100%" fo:text-align="justify" style:justify-single-word="false" style:writing-mode="page">
        <style:tab-stops>
          <style:tab-stop style:position="0.714cm"/>
          <style:tab-stop style:position="0.953cm"/>
        </style:tab-stops>
      </style:paragraph-properties>
      <style:text-properties fo:font-weight="bold" officeooo:rsid="0019068f" officeooo:paragraph-rsid="0056850e" style:font-weight-asian="bold" style:font-weight-complex="bold"/>
    </style:style>
    <style:style style:name="P26" style:family="paragraph" style:parent-style-name="Standard">
      <style:paragraph-properties fo:line-height="100%" fo:text-align="justify" style:justify-single-word="false" style:writing-mode="page">
        <style:tab-stops>
          <style:tab-stop style:position="0.661cm"/>
          <style:tab-stop style:position="0.926cm"/>
        </style:tab-stops>
      </style:paragraph-properties>
      <style:text-properties fo:font-weight="normal" officeooo:rsid="0019068f" officeooo:paragraph-rsid="00563d2c" style:font-weight-asian="normal" style:font-weight-complex="normal"/>
    </style:style>
    <style:style style:name="P27" style:family="paragraph">
      <loext:graphic-properties draw:fill-color="#000000"/>
      <style:paragraph-properties fo:text-align="center"/>
    </style:style>
    <style:style style:name="T1" style:family="text">
      <style:text-properties officeooo:rsid="004fff3f"/>
    </style:style>
    <style:style style:name="T2" style:family="text">
      <style:text-properties officeooo:rsid="00562af0"/>
    </style:style>
    <style:style style:name="T3" style:family="text">
      <style:text-properties officeooo:rsid="00563d2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57d42e" style:font-weight-asian="normal" style:font-weight-complex="normal"/>
    </style:style>
    <style:style style:name="T6" style:family="text">
      <style:text-properties fo:font-weight="normal" officeooo:rsid="005a2edc" style:font-weight-asian="normal" style:font-weight-complex="normal"/>
    </style:style>
    <style:style style:name="T7" style:family="text">
      <style:text-properties officeooo:rsid="0056850e"/>
    </style:style>
    <style:style style:name="T8" style:family="text">
      <style:text-properties officeooo:rsid="005bfa4a"/>
    </style:style>
    <style:style style:name="T9" style:family="text">
      <style:text-properties officeooo:rsid="005f0234"/>
    </style:style>
    <style:style style:name="T10" style:family="text">
      <style:text-properties officeooo:rsid="005f2ac3"/>
    </style:style>
    <style:style style:name="T11" style:family="text">
      <style:text-properties officeooo:rsid="00603fd1"/>
    </style:style>
    <style:style style:name="T12" style:family="text">
      <style:text-properties officeooo:rsid="00616089"/>
    </style:style>
    <style:style style:name="T13" style:family="text">
      <style:text-properties officeooo:rsid="006257f2"/>
    </style:style>
    <style:style style:name="T14" style:family="text">
      <style:text-properties officeooo:rsid="006354e9"/>
    </style:style>
    <style:style style:name="T15" style:family="text">
      <style:text-properties officeooo:rsid="00652597"/>
    </style:style>
    <style:style style:name="T16" style:family="text">
      <style:text-properties officeooo:rsid="006622d1"/>
    </style:style>
    <style:style style:name="T17" style:family="text">
      <style:text-properties officeooo:rsid="00665f20"/>
    </style:style>
    <style:style style:name="T18" style:family="text">
      <style:text-properties officeooo:rsid="0066e947"/>
    </style:style>
    <style:style style:name="T19" style:family="text">
      <style:text-properties officeooo:rsid="00687a15"/>
    </style:style>
    <style:style style:name="T20" style:family="text">
      <style:text-properties officeooo:rsid="0069399e"/>
    </style:style>
    <style:style style:name="T21" style:family="text">
      <style:text-properties officeooo:rsid="006afaf6"/>
    </style:style>
    <style:style style:name="T22" style:family="text">
      <style:text-properties officeooo:rsid="006d1648"/>
    </style:style>
    <style:style style:name="T23" style:family="text">
      <style:text-properties officeooo:rsid="006d6382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JIAN AKHIR SEMESTER</text:p>
      <text:p text:style-name="P1">MADRASAH DINIYAH AL MUBAROKAH</text:p>
      <text:p text:style-name="P1">TAHUN PELAJARAN 2016/2017</text:p>
      <text:p text:style-name="P1"><draw:line text:anchor-type="paragraph" draw:z-index="0" draw:name="Shape1" draw:style-name="gr1" draw:text-style-name="P27" svg:x1="-0.034cm" svg:y1="0.245cm" svg:x2="17.058cm" svg:y2="0.298cm"><text:p/></draw:line></text:p>
      <text:section text:style-name="Sect1" text:name="Section1">
        <text:p text:style-name="P4">NAMA<text:tab/>:</text:p>
        <text:p text:style-name="P4">KELAS<text:tab/>: <text:span text:style-name="T2">II (DUA)</text:span></text:p>
        <text:p text:style-name="P4"><draw:line text:anchor-type="paragraph" draw:z-index="1" draw:name="Shape1" draw:style-name="gr1" draw:text-style-name="P27" svg:x1="-0.026cm" svg:y1="0.261cm" svg:x2="17.085cm" svg:y2="0.293cm"><text:p/></draw:line></text:p>
        <text:p text:style-name="P4">SOAL<text:tab/>: <text:span text:style-name="T1">AQIDAH</text:span></text:p>
        <text:p text:style-name="P4">HARI<text:tab/>:</text:p>
      </text:section>
      <text:p text:style-name="P23">A. <text:tab/>PERTANYAAN PILIHAN</text:p>
      <text:p text:style-name="P23"><text:tab/>Berilah tanda silang (x) pada jawaban pertanyaan di bawah ini !</text:p>
      <text:p text:style-name="P9"/>
      <text:p text:style-name="P11">1.<text:tab/><text:span text:style-name="T1">Iman artinya …..</text:span></text:p>
      <text:p text:style-name="P12"><text:tab/>A. Menyembah Allah SWT</text:p>
      <text:p text:style-name="P12"><text:tab/>B. Percaya dengan penuh keyakinan</text:p>
      <text:p text:style-name="P12"><text:tab/>C. Menjalankan perintah</text:p>
      <text:p text:style-name="P12">2.<text:tab/>Rukun iman ada berapa perkara ?</text:p>
      <text:section text:style-name="Sect1" text:name="Section2">
        <text:p text:style-name="P12"><text:tab/>A. Lima</text:p>
        <text:p text:style-name="P12"><text:tab/>B. Empat</text:p>
        <text:p text:style-name="P12"><text:tab/>C. Enam</text:p>
        <text:p text:style-name="P12"><text:tab/>D. Tiga</text:p>
      </text:section>
      <text:p text:style-name="P12">3.<text:tab/>Rukun iman yang ke empat adalah iman kepada ?</text:p>
      <text:section text:style-name="Sect1" text:name="Section3">
        <text:p text:style-name="P12"><text:tab/>A. Hari kiamat</text:p>
        <text:p text:style-name="P12"><text:tab/>B. Allah SWT</text:p>
        <text:p text:style-name="P12"><text:tab/>C. Malaikat</text:p>
        <text:p text:style-name="P12"><text:tab/>D. Rasul</text:p>
      </text:section>
      <text:p text:style-name="P12">4.<text:tab/>Nabi yang termasuk <text:span text:style-name="T9">U</text:span>lul Azmi ada berapa ?</text:p>
      <text:section text:style-name="Sect1" text:name="Section4">
        <text:p text:style-name="P12"><text:tab/>A. Dua</text:p>
        <text:p text:style-name="P12"><text:tab/>B. Tiga</text:p>
        <text:p text:style-name="P12"><text:tab/>C. Empat</text:p>
        <text:p text:style-name="P12"><text:tab/>D. Lima</text:p>
      </text:section>
      <text:p text:style-name="P12">5.<text:tab/>Nabi yang tidak termasuk <text:span text:style-name="T10">U</text:span>lul <text:span text:style-name="T10">A</text:span>zmi adalah ?</text:p>
      <text:section text:style-name="Sect1" text:name="Section5">
        <text:p text:style-name="P12"><text:tab/>A. Musa AS</text:p>
        <text:p text:style-name="P12"><text:tab/>B. Sulaeman AS</text:p>
        <text:p text:style-name="P12"><text:tab/>C. Ibrahim AS</text:p>
        <text:p text:style-name="P12"><text:tab/>D. Nuh AS</text:p>
      </text:section>
      <text:p text:style-name="P12">6.<text:tab/>Nabi yang termasuk <text:span text:style-name="T11">U</text:span>lul Azmi adalah ?</text:p>
      <text:section text:style-name="Sect1" text:name="Section6">
        <text:p text:style-name="P12"><text:tab/>A. Idris AS</text:p>
        <text:p text:style-name="P12"><text:tab/>B. Sholeh AS</text:p>
        <text:p text:style-name="P12"><text:tab/>C. Ibrahim AS</text:p>
        <text:p text:style-name="P12"><text:tab/>D. Hud AS</text:p>
      </text:section>
      <text:p text:style-name="P12">7.<text:tab/>Adam artinya adalah …</text:p>
      <text:section text:style-name="Sect1" text:name="Section7">
        <text:p text:style-name="P12"><text:tab/>A. Ada</text:p>
        <text:p text:style-name="P12"><text:tab/>B. Baru</text:p>
        <text:p text:style-name="P12"><text:tab/>C. Tidak ada</text:p>
        <text:p text:style-name="P12"><text:tab/>D. Rusak</text:p>
      </text:section>
      <text:p text:style-name="P12">8.<text:tab/>Rusak adalah arti dari ….</text:p>
      <text:section text:style-name="Sect1" text:name="Section8">
        <text:p text:style-name="P12"><text:tab/>A. Kekal</text:p>
        <text:p text:style-name="P12"><text:tab/>B. Khuduts</text:p>
        <text:p text:style-name="P12"><text:tab/>C. Adam</text:p>
        <text:p text:style-name="P12"><text:tab/>D. Fana</text:p>
      </text:section>
      <text:p text:style-name="P12">9.<text:tab/>Sifat yang mustahil bagi Allah SWT Ada berapa …</text:p>
      <text:section text:style-name="Sect1" text:name="Section9">
        <text:p text:style-name="P12"><text:tab/>A. 30</text:p>
        <text:p text:style-name="P12"><text:tab/>B. 40</text:p>
        <text:p text:style-name="P12"><text:tab/>C. 50</text:p>
        <text:p text:style-name="P12"><text:tab/>D. 20</text:p>
      </text:section>
      <text:p text:style-name="P12">10.<text:tab/>Kitab Injil diturunkan kepada nabi …</text:p>
      <text:section text:style-name="Sect1" text:name="Section10">
        <text:p text:style-name="P12"><text:tab/>A. Muhammad SAW</text:p>
        <text:p text:style-name="P12"><text:tab/>B. Isa AS</text:p>
        <text:p text:style-name="P12"><text:tab/>C. Daud AS</text:p>
        <text:p text:style-name="P12"><text:tab/>D. Musa AS</text:p>
      </text:section>
      <text:p text:style-name="P12">11.<text:tab/>Al Qur’an pertama kali di turunkan di kota ?</text:p>
      <text:section text:style-name="Sect1" text:name="Section11">
        <text:p text:style-name="P12"><text:tab/>A. Madinah </text:p>
        <text:p text:style-name="P12"><text:tab/>B. Palestina</text:p>
        <text:p text:style-name="P12"><text:tab/>C. Mekkah</text:p>
        <text:p text:style-name="P12"><text:tab/>D. Suriah</text:p>
      </text:section>
      <text:p text:style-name="P12">12.<text:tab/>Setan sangat cerdik dalam hal?</text:p>
      <text:p text:style-name="P12"><text:tab/>A. Menipu dan menggoda manusia</text:p>
      <text:p text:style-name="P12"><text:tab/>B. Mengajak kebaikan</text:p>
      <text:p text:style-name="P12"><text:tab/>C. Mengajak kebenaran</text:p>
      <text:p text:style-name="P12">13.<text:tab/>Malaikat yang terdapat dalam Al Qur’an ada berapa?</text:p>
      <text:section text:style-name="Sect1" text:name="Section12">
        <text:p text:style-name="P12"><text:tab/>A. Dua puluh</text:p>
        <text:p text:style-name="P12"><text:tab/>B. Tiga puluh</text:p>
        <text:p text:style-name="P12"><text:tab/>C. Sepuluh</text:p>
        <text:p text:style-name="P12"><text:tab/>D. Lima belas</text:p>
      </text:section>
      <text:p text:style-name="P12"/>
      <text:p text:style-name="P12"><text:soft-page-break/>14.<text:tab/>Malaikat yang bertugas mencatat amal baik adalah ?</text:p>
      <text:section text:style-name="Sect1" text:name="Section13">
        <text:p text:style-name="P12"><text:tab/>A. Munkar</text:p>
        <text:p text:style-name="P12"><text:tab/>B. Nakir</text:p>
        <text:p text:style-name="P12"><text:tab/>C. Rokib</text:p>
        <text:p text:style-name="P12"><text:tab/>D. Atid</text:p>
      </text:section>
      <text:p text:style-name="P12">15.<text:tab/>Malaikat Malik bertugas ?</text:p>
      <text:section text:style-name="Sect1" text:name="Section14">
        <text:p text:style-name="P12"><text:tab/>A. Menurunkan wahyu</text:p>
        <text:p text:style-name="P12"><text:tab/>B. Menjaga surga</text:p>
        <text:p text:style-name="P12"><text:tab/>C. Menjaga neraka</text:p>
        <text:p text:style-name="P12"><text:tab/>D. Mencabut nyawa</text:p>
      </text:section>
      <text:p text:style-name="P12">16.<text:tab/>Malaikat termasuk makhluk yang sangat…</text:p>
      <text:section text:style-name="Sect1" text:name="Section15">
        <text:p text:style-name="P12"><text:tab/>A. Durhaka</text:p>
        <text:p text:style-name="P12"><text:tab/>B. Taat dan patuh</text:p>
        <text:p text:style-name="P12"><text:tab/>C. Tercela</text:p>
        <text:p text:style-name="P12"><text:tab/>D. Kasar</text:p>
      </text:section>
      <text:p text:style-name="P12">17.<text:tab/>Alam Malaikat yaitu bernama ..</text:p>
      <text:section text:style-name="Sect1" text:name="Section16">
        <text:p text:style-name="P12"><text:tab/>A. Alam Barzah</text:p>
        <text:p text:style-name="P12"><text:tab/>B. Alam <text:span text:style-name="T13">a</text:span>kherat</text:p>
        <text:p text:style-name="P12"><text:tab/>C. Alam <text:span text:style-name="T12">M</text:span>ala<text:span text:style-name="T12">i</text:span>k<text:span text:style-name="T12">a</text:span>t</text:p>
        <text:p text:style-name="P12"><text:tab/>D. Alam gaib</text:p>
      </text:section>
      <text:p text:style-name="P12">18.<text:tab/>Alam yang dilalui manusia ada berapa ?</text:p>
      <text:section text:style-name="Sect1" text:name="Section17">
        <text:p text:style-name="P12"><text:tab/>A. Enam</text:p>
        <text:p text:style-name="P12"><text:tab/>B. Lima</text:p>
        <text:p text:style-name="P12"><text:tab/>C. Empat</text:p>
        <text:p text:style-name="P12"><text:tab/>D. Tiga</text:p>
      </text:section>
      <text:p text:style-name="P12">19.<text:tab/>Yang termasuk perintah Allah SWT adalah ? Kecuali !</text:p>
      <text:section text:style-name="Sect1" text:name="Section18">
        <text:p text:style-name="P12"><text:tab/>A. Sholat fardu</text:p>
        <text:p text:style-name="P12"><text:tab/>B. Puasa Ramadhan</text:p>
        <text:p text:style-name="P12"><text:tab/>C. Mengambil hak orang lain</text:p>
        <text:p text:style-name="P12"><text:tab/>D. Zakat</text:p>
      </text:section>
      <text:p text:style-name="P14">20.<text:tab/>Perkara yang termasuk larangan Allah SWT Adalah</text:p>
      <text:section text:style-name="Sect1" text:name="Section19">
        <text:p text:style-name="P14"><text:tab/>A. Sedekah</text:p>
        <text:p text:style-name="P14"><text:tab/>B. Menghina orang lain</text:p>
        <text:p text:style-name="P14"><text:tab/>C. Puasa Ramadhan</text:p>
        <text:p text:style-name="P14"><text:tab/>D. Zakat</text:p>
      </text:section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SELAMAT MENGERJAKAN</text:p>
      <text:p text:style-name="P21">UJIAN AKHIR SEMESTER</text:p>
      <text:p text:style-name="P2">MADRASAH DINIYAH AL MUBAROKAH</text:p>
      <text:p text:style-name="P2">TAHUN PELAJARAN 2016/2017</text:p>
      <text:p text:style-name="P2"><draw:line text:anchor-type="paragraph" draw:z-index="2" draw:name="Shape1" draw:style-name="gr1" draw:text-style-name="P27" svg:x1="-0.034cm" svg:y1="0.245cm" svg:x2="17.058cm" svg:y2="0.298cm"><text:p/></draw:line></text:p>
      <text:section text:style-name="Sect1" text:name="Section20">
        <text:p text:style-name="P5">NAMA<text:tab/>:</text:p>
        <text:p text:style-name="P5">KELAS<text:tab/>: <text:span text:style-name="T2">II (DUA)</text:span></text:p>
        <text:p text:style-name="P5"><draw:line text:anchor-type="paragraph" draw:z-index="3" draw:name="Shape1" draw:style-name="gr1" draw:text-style-name="P27" svg:x1="-0.026cm" svg:y1="0.261cm" svg:x2="17.085cm" svg:y2="0.293cm"><text:p/></draw:line></text:p>
        <text:p text:style-name="P5">SOAL<text:tab/>: <text:span text:style-name="T3">FIQIH</text:span></text:p>
        <text:p text:style-name="P5">HARI<text:tab/>:</text:p>
      </text:section>
      <text:p text:style-name="P24">A. <text:tab/>PERTANYAAN PILIHAN</text:p>
      <text:p text:style-name="P24"><text:tab/>Berilah tanda silang (x) pada jawaban pertanyaan di bawah ini !</text:p>
      <text:p text:style-name="P26"/>
      <text:p text:style-name="P15">1.<text:tab/>Wudhu artinya ...</text:p>
      <text:section text:style-name="Sect1" text:name="Section22">
        <text:p text:style-name="P15"><text:tab/>A. Membasuh</text:p>
        <text:p text:style-name="P16"><text:tab/>B. Bersih dan indah</text:p>
        <text:p text:style-name="P16"><text:tab/>C. Bersuci</text:p>
        <text:p text:style-name="P15"><text:tab/>D.</text:p>
      </text:section>
      <text:p text:style-name="P15">2.<text:tab/>Fardu Wudhu yang ke dua adalah …</text:p>
      <text:section text:style-name="Sect1" text:name="Section23">
        <text:p text:style-name="P15"><text:tab/>A. Niat</text:p>
        <text:p text:style-name="P15"><text:tab/>B. Membasuh tangan</text:p>
        <text:p text:style-name="P15"><text:tab/>C. Membasih wajah</text:p>
        <text:p text:style-name="P15"><text:tab/>D. Membasuh kepala</text:p>
      </text:section>
      <text:p text:style-name="P15">3.<text:tab/>Membasuh tangan harus sampai dengan …</text:p>
      <text:section text:style-name="Sect1" text:name="Section24">
        <text:p text:style-name="P15"><text:tab/>A. Pergelangan </text:p>
        <text:p text:style-name="P7"><text:span text:style-name="T4"><text:tab/></text:span><text:span text:style-name="T5">B</text:span><text:span text:style-name="T4">. Pundak</text:span></text:p>
        <text:p text:style-name="P15"><text:tab/>C. Siku-siku</text:p>
        <text:p text:style-name="P15"><text:tab/>D. Keseluruhan</text:p>
      </text:section>
      <text:p text:style-name="P15">4.<text:tab/>Perkara yang membatalkan wudhu adalah …</text:p>
      <text:section text:style-name="Sect2" text:name="Section25">
        <text:p text:style-name="P15"><text:tab/>A. Makan </text:p>
        <text:p text:style-name="P15"><text:tab/>B. Minum</text:p>
        <text:p text:style-name="P15"><text:tab/>C. Keluar sesuatu dari qubul dan dubur</text:p>
      </text:section>
      <text:p text:style-name="P15">5.<text:tab/>Yang termasuk sunnah wudhu adalah ….</text:p>
      <text:p text:style-name="P15"><text:tab/>A. Membaca basmalah</text:p>
      <text:p text:style-name="P15"><text:tab/>B. Membasuh wajah</text:p>
      <text:p text:style-name="P15"><text:tab/>C. Islam</text:p>
      <text:p text:style-name="P15">6.<text:tab/>Islam dan tamyiz termasuk ke dalam …</text:p>
      <text:section text:style-name="Sect1" text:name="Section26">
        <text:p text:style-name="P15"><text:tab/>A. Su<text:span text:style-name="T14">n</text:span>nah wudhu</text:p>
        <text:p text:style-name="P15"><text:tab/>B. Fardu wudhu</text:p>
        <text:p text:style-name="P15"><text:tab/>C. Batal wudhu</text:p>
        <text:p text:style-name="P15"><text:tab/>D. Syarat wudhu</text:p>
      </text:section>
      <text:p text:style-name="P15">7.<text:tab/>“ Bawaerul wudhua lirofil hadatsil ashgori fardo” adalah lafadz niat…</text:p>
      <text:section text:style-name="Sect1" text:name="Section27">
        <text:p text:style-name="P15"><text:tab/>A. Mandi</text:p>
        <text:p text:style-name="P15"><text:tab/>B. Wudhu</text:p>
        <text:p text:style-name="P15"><text:tab/>C. Tayamum</text:p>
        <text:p text:style-name="P15"><text:tab/>D. Sholat</text:p>
      </text:section>
      <text:p text:style-name="P15">8.<text:tab/>Jika kita tidak mempunyai wudhu kita tidak boleh menyentuh dan memegang…</text:p>
      <text:section text:style-name="Sect1" text:name="Section28">
        <text:p text:style-name="P15"><text:tab/>A. Koran</text:p>
        <text:p text:style-name="P15"><text:tab/>B. Al Qur’an</text:p>
        <text:p text:style-name="P15"><text:tab/>C. Buku</text:p>
        <text:p text:style-name="P15"><text:tab/>D. Kita<text:span text:style-name="T15">b</text:span> kuning</text:p>
      </text:section>
      <text:p text:style-name="P15">9.<text:tab/>Berw<text:span text:style-name="T16">u</text:span>dhu disunahkan , menghadap ke arah ….</text:p>
      <text:section text:style-name="Sect1" text:name="Section29">
        <text:p text:style-name="P15"><text:tab/>A. Utara</text:p>
        <text:p text:style-name="P15"><text:tab/>B. Barat</text:p>
        <text:p text:style-name="P15"><text:tab/>C. Kiblat</text:p>
        <text:p text:style-name="P15"><text:tab/>D. Timur</text:p>
      </text:section>
      <text:p text:style-name="P15">10.<text:tab/>Berwudhu harus menggunakan air yang suci dan ….</text:p>
      <text:section text:style-name="Sect1" text:name="Section30">
        <text:p text:style-name="P15"><text:tab/>A. Membersihkan</text:p>
        <text:p text:style-name="P15"><text:tab/>B. Mensucikan </text:p>
        <text:p text:style-name="P15"><text:tab/>C. Menyegarkan</text:p>
        <text:p text:style-name="P15"><text:tab/>D. Mencerahkan</text:p>
      </text:section>
      <text:p text:style-name="P15">11.<text:tab/>Air yang digunakan untuk berwudhu harus….</text:p>
      <text:section text:style-name="Sect1" text:name="Section31">
        <text:p text:style-name="P15"><text:tab/>A. Kurang dari satu kulah</text:p>
        <text:p text:style-name="P15"><text:tab/>B. Lebih dari dua kulah</text:p>
        <text:p text:style-name="P15"><text:tab/>C. Kurang dari dua kulah</text:p>
        <text:p text:style-name="P15"><text:tab/>D. Satu kulah</text:p>
      </text:section>
      <text:p text:style-name="P15">12.<text:tab/>Hukum-hukum islam ada berapa …</text:p>
      <text:section text:style-name="Sect1" text:name="Section32">
        <text:p text:style-name="P15"><text:tab/>A. Lima macam</text:p>
        <text:p text:style-name="P15"><text:tab/>B. Empat macam</text:p>
        <text:p text:style-name="P15"><text:tab/>C. Tiga macam</text:p>
        <text:p text:style-name="P15"><text:tab/>D. Dua macam</text:p>
      </text:section>
      <text:p text:style-name="P15">13.<text:tab/>Yang termasuk perkara wajib adalah ….</text:p>
      <text:section text:style-name="Sect1" text:name="Section33">
        <text:p text:style-name="P15"><text:tab/>A. Sedekah</text:p>
        <text:p text:style-name="P15"><text:tab/>B. Sholat Fardu</text:p>
        <text:p text:style-name="P15"><text:tab/>C. Puasa Senin-Kamis</text:p>
        <text:p text:style-name="P15"><text:tab/>D. Wudhu</text:p>
      </text:section>
      <text:p text:style-name="P15"/>
      <text:p text:style-name="P15"><text:soft-page-break/>14.<text:tab/>Sholat Tarawih, puasa Senin Kamis termasuk hukum</text:p>
      <text:section text:style-name="Sect1" text:name="Section34">
        <text:p text:style-name="P15"><text:tab/>A. Wajib</text:p>
        <text:p text:style-name="P15"><text:tab/>B. Makruh</text:p>
        <text:p text:style-name="P15"><text:tab/>C. Sunah</text:p>
        <text:p text:style-name="P15"><text:tab/>D. Mubah</text:p>
      </text:section>
      <text:p text:style-name="P15">15.<text:tab/>Apabila dikerjakan mendapat pahala dan apabila ditinggalkan berdosa adalah arti dari …</text:p>
      <text:section text:style-name="Sect1" text:name="Section35">
        <text:p text:style-name="P15"><text:tab/>A. Haram</text:p>
        <text:p text:style-name="P15"><text:tab/>B. Sunat</text:p>
        <text:p text:style-name="P15"><text:tab/>C. Makruh</text:p>
        <text:p text:style-name="P15"><text:tab/>D. Wajib</text:p>
      </text:section>
      <text:p text:style-name="P15">16.<text:tab/>Robbighfirlii warhamnii, wazburnii …. adalah bacaan….</text:p>
      <text:section text:style-name="Sect1" text:name="Section36">
        <text:p text:style-name="P15"><text:tab/>A. Sujud</text:p>
        <text:p text:style-name="P15"><text:tab/>B. Ruku</text:p>
        <text:p text:style-name="P15"><text:tab/>C. Duduk diantara dua sujud</text:p>
        <text:p text:style-name="P15"><text:tab/>D. Itidal</text:p>
      </text:section>
      <text:p text:style-name="P15">17.<text:tab/>Lafadz <text:span text:style-name="T17">I</text:span>tidal adalah membaca …</text:p>
      <text:section text:style-name="Sect1" text:name="Section37">
        <text:p text:style-name="P15"><text:tab/>A. Subhana Robbiyal ala</text:p>
        <text:p text:style-name="P15"><text:tab/>B. Samiallaohu liman hamidah robbana lakal <text:tab/><text:tab/> hamdu..</text:p>
        <text:p text:style-name="P15"><text:tab/>C. Subhana Robbiyal adzhimi</text:p>
        <text:p text:style-name="P15"><text:tab/>D. Robbighfirlii warhamnii</text:p>
      </text:section>
      <text:p text:style-name="P15">18.<text:tab/>Setelah membaca doa iftitah selanjutnya kita membaca …</text:p>
      <text:section text:style-name="Sect1" text:name="Section38">
        <text:p text:style-name="P15"><text:tab/>A. Surat – surat pendek</text:p>
        <text:p text:style-name="P15"><text:tab/>B. Iftitah</text:p>
        <text:p text:style-name="P15"><text:tab/>C. Tahiyat</text:p>
        <text:p text:style-name="P15"><text:tab/>D. Surat Al <text:span text:style-name="T18">F</text:span>atihah</text:p>
      </text:section>
      <text:p text:style-name="P15">19.<text:tab/>Setelah kita rukuk selanjutnya kita …</text:p>
      <text:section text:style-name="Sect1" text:name="Section39">
        <text:p text:style-name="P15"><text:tab/>A. Sujud</text:p>
        <text:p text:style-name="P15"><text:tab/>B. Duduk diantara dua sujud</text:p>
        <text:p text:style-name="P15"><text:tab/>C. Itidal</text:p>
        <text:p text:style-name="P15"><text:tab/>D. Iftitah</text:p>
      </text:section>
      <text:p text:style-name="P15">20.<text:tab/>Pahala bagi orang yang sholat berjamaah di <text:span text:style-name="T19">mesjid</text:span> adalah …</text:p>
      <text:section text:style-name="Sect1" text:name="Section40">
        <text:p text:style-name="P15"><text:tab/>A. 50 derajat</text:p>
        <text:p text:style-name="P15"><text:tab/>B. 27 derajat</text:p>
        <text:p text:style-name="P15"><text:tab/>C. 10 derajat</text:p>
        <text:p text:style-name="P15"><text:tab/>D. 1 Derajat</text:p>
      </text:section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SELAMAT MENGERJAKAN</text:p>
      <text:p text:style-name="P15"/>
      <text:p text:style-name="P22">UJIAN AKHIR SEMESTER</text:p>
      <text:p text:style-name="P3">MADRASAH DINIYAH AL MUBAROKAH</text:p>
      <text:p text:style-name="P3">TAHUN PELAJARAN 2016/2017</text:p>
      <text:p text:style-name="P3"><draw:line text:anchor-type="paragraph" draw:z-index="4" draw:name="Shape1" draw:style-name="gr1" draw:text-style-name="P27" svg:x1="-0.034cm" svg:y1="0.245cm" svg:x2="17.058cm" svg:y2="0.298cm"><text:p/></draw:line></text:p>
      <text:section text:style-name="Sect1" text:name="Section21">
        <text:p text:style-name="P6">NAMA<text:tab/>:</text:p>
        <text:p text:style-name="P6">KELAS<text:tab/>: <text:span text:style-name="T2">II (DUA)</text:span></text:p>
        <text:p text:style-name="P6"><draw:line text:anchor-type="paragraph" draw:z-index="5" draw:name="Shape1" draw:style-name="gr1" draw:text-style-name="P27" svg:x1="-0.026cm" svg:y1="0.261cm" svg:x2="17.085cm" svg:y2="0.293cm"><text:p/></draw:line></text:p>
        <text:p text:style-name="P6">SOAL<text:tab/>: <text:span text:style-name="T7">AKHLAK</text:span></text:p>
        <text:p text:style-name="P6">HARI<text:tab/>:</text:p>
      </text:section>
      <text:p text:style-name="P25">A. <text:tab/>PERTANYAAN PILIHAN</text:p>
      <text:p text:style-name="P25"><text:tab/>Berilah tanda silang (x) pada jawaban pertanyaan di bawah ini !</text:p>
      <text:p text:style-name="P10"/>
      <text:p text:style-name="P18">1.<text:tab/>“Sesungguhnya Aku (Nabi Muhammad SAW) diutus untuk ….</text:p>
      <text:p text:style-name="P18"><text:tab/>A. Menyempurnakan akhlak</text:p>
      <text:p text:style-name="P18"><text:tab/>B. Menyepurnakan zakat</text:p>
      <text:p text:style-name="P18"><text:tab/>C. Menyempurnakan ilmu</text:p>
      <text:p text:style-name="P18">2.<text:tab/>Akhlak terbagi menjadi ….</text:p>
      <text:section text:style-name="Sect1" text:name="Section41">
        <text:p text:style-name="P18"><text:tab/>A. 2 (Dua)</text:p>
        <text:p text:style-name="P18"><text:tab/>B. 3 (Tiga)</text:p>
        <text:p text:style-name="P18"><text:tab/>C. 4 (Empat)</text:p>
        <text:p text:style-name="P18"><text:tab/>D. <text:s/>5 (lima)</text:p>
      </text:section>
      <text:p text:style-name="P18">3.<text:tab/>Yang termasuk akhlak yang baik adalah ?</text:p>
      <text:p text:style-name="P18"><text:tab/>A. Tolong menolong</text:p>
      <text:p text:style-name="P18"><text:tab/>B. Sombong</text:p>
      <text:p text:style-name="P18"><text:tab/>C. Ingin mendapat pujian</text:p>
      <text:p text:style-name="P18">4.<text:tab/>Jujur adalah salah satu akhlak yang ?</text:p>
      <text:section text:style-name="Sect1" text:name="Section42">
        <text:p text:style-name="P18"><text:tab/>A. Baik</text:p>
        <text:p text:style-name="P18"><text:tab/>B. Terpuji</text:p>
        <text:p text:style-name="P18"><text:tab/>C. Tercela</text:p>
        <text:p text:style-name="P18"><text:tab/>D. Buruk</text:p>
      </text:section>
      <text:p text:style-name="P18">5.<text:tab/>Orang yang berhati jujur akan senantiasa …</text:p>
      <text:section text:style-name="Sect1" text:name="Section43">
        <text:p text:style-name="P18"><text:tab/>A. Dihina</text:p>
        <text:p text:style-name="P18"><text:tab/>B. Debenci</text:p>
        <text:p text:style-name="P18"><text:tab/>C. <text:span text:style-name="T20">D</text:span>ipercaya</text:p>
        <text:p text:style-name="P18"><text:tab/>D. Dijauhi</text:p>
      </text:section>
      <text:p text:style-name="P18">6.<text:tab/>Rasullullah diberi gelar Al Amin yang artinya..</text:p>
      <text:section text:style-name="Sect1" text:name="Section44">
        <text:p text:style-name="P18"><text:tab/>A. Terpercaya</text:p>
        <text:p text:style-name="P18"><text:tab/>B. Terbaik</text:p>
        <text:p text:style-name="P18"><text:tab/>C. Terpuji</text:p>
        <text:p text:style-name="P18"><text:tab/>D. Terindah</text:p>
      </text:section>
      <text:p text:style-name="P18">7.<text:tab/>Qul khoirun Auliyasmuut artinya adalah …</text:p>
      <text:section text:style-name="Sect1" text:name="Section45">
        <text:p text:style-name="P18"><text:tab/>A. <text:span text:style-name="T21">B</text:span>erbicaralah lemah lembut</text:p>
        <text:p text:style-name="P18"><text:tab/>B. Berbicara ang baik atau diam</text:p>
        <text:p text:style-name="P18"><text:tab/>C. Berbicara yang sopan</text:p>
        <text:p text:style-name="P18"><text:tab/>D. Bicara yang benar</text:p>
      </text:section>
      <text:p text:style-name="P18">8.<text:tab/>“Subhanalladzi Syahhoro lana hadza wanna kunna … “ adalah doa ketika ..</text:p>
      <text:section text:style-name="Sect1" text:name="Section46">
        <text:p text:style-name="P18"><text:tab/>A. Memakai pakaian</text:p>
        <text:p text:style-name="P19"><text:tab/>B. Masuk rumah</text:p>
        <text:p text:style-name="P19"><text:tab/>C. Naik kendaraan</text:p>
        <text:p text:style-name="P18"><text:tab/>D. Selesai berwudhu</text:p>
      </text:section>
      <text:p text:style-name="P18">9.<text:tab/>Doa ketika memakai pakaian adalah …</text:p>
      <text:section text:style-name="Sect1" text:name="Section47">
        <text:p text:style-name="P18"><text:tab/>A. Subhanalladzi syahhoro lanaa</text:p>
        <text:p text:style-name="P18"><text:tab/>B. Subhana mayyurkumul barqo</text:p>
        <text:p text:style-name="P18"><text:tab/>C. Allahumma inni asaluka khirul mulaji</text:p>
        <text:p text:style-name="P18"><text:tab/>D. Allahummainni asaluka ilman naafiah</text:p>
      </text:section>
      <text:p text:style-name="P18">10.<text:tab/>Apabila kita diberi kenikmatan oleh Allah SWT kita harus ..</text:p>
      <text:section text:style-name="Sect1" text:name="Section48">
        <text:p text:style-name="P18"><text:tab/>A. Bersbar</text:p>
        <text:p text:style-name="P18"><text:tab/>B. Bersyukur </text:p>
        <text:p text:style-name="P18"><text:tab/>C. Tawakal</text:p>
        <text:p text:style-name="P8"><text:span text:style-name="T4"><text:tab/>D. Tawadh</text:span><text:span text:style-name="T5">u</text:span></text:p>
      </text:section>
      <text:p text:style-name="P18">11<text:tab/>Ungkapan rasa syukur kepada Allah SWT yaitu kita mengucapkan</text:p>
      <text:section text:style-name="Sect1" text:name="Section49">
        <text:p text:style-name="P18"><text:tab/>A. Innalillahi </text:p>
        <text:p text:style-name="P18"><text:tab/>B. SubhanAllah</text:p>
        <text:p text:style-name="P18"><text:tab/>C. Alhamdulillah</text:p>
        <text:p text:style-name="P18"><text:tab/>D. Allahu <text:span text:style-name="T8">A</text:span>kbar</text:p>
      </text:section>
      <text:p text:style-name="P18">12.<text:tab/>Orang yang bersyukur atas segala nikmat maka Allah SWT akan …</text:p>
      <text:p text:style-name="P18"><text:tab/>A. Menambah nikmatnya</text:p>
      <text:p text:style-name="P18"><text:tab/>B. Mengurangi nikmatnya</text:p>
      <text:p text:style-name="P18"><text:tab/>C. Memberi kebaikan</text:p>
      <text:p text:style-name="P18">13.<text:tab/>Adab ketika berada dikelas adalah …</text:p>
      <text:section text:style-name="Sect1" text:name="Section50">
        <text:p text:style-name="P18"><text:tab/>A. Melanggar tata tertib</text:p>
        <text:p text:style-name="P18"><text:tab/>B. Mematuhi tata tertib</text:p>
        <text:p text:style-name="P18"><text:tab/>C. Senantiasa mengobrol</text:p>
        <text:p text:style-name="P18"><text:tab/>D. Tidak taat kepada guru</text:p>
      </text:section>
      <text:p text:style-name="P18"><text:soft-page-break/>14.<text:tab/>Akhlak yang baik terhadap orang tua adalah senantiasa…</text:p>
      <text:section text:style-name="Sect1" text:name="Section51">
        <text:p text:style-name="P18"><text:tab/>A. Menghormati dan mendoakan</text:p>
        <text:p text:style-name="P18"><text:tab/>B. <text:span text:style-name="T22">M</text:span>embantahnya</text:p>
        <text:p text:style-name="P18"><text:tab/>C. Melawannya</text:p>
        <text:p text:style-name="P18"><text:tab/>D. Kasar kepadanya</text:p>
      </text:section>
      <text:p text:style-name="P18">15.<text:tab/>Kalau kita cinta dan sayang kepada orang tua kita harus…</text:p>
      <text:section text:style-name="Sect1" text:name="Section52">
        <text:p text:style-name="P18"><text:tab/>A. Menelantarkan orang tua</text:p>
        <text:p text:style-name="P18"><text:tab/>B. Menyulitkan orang tua</text:p>
        <text:p text:style-name="P18"><text:tab/>C. Meringankan pekerjaan orang tua</text:p>
        <text:p text:style-name="P18"><text:tab/>D. Menjadi beban orang tua</text:p>
      </text:section>
      <text:p text:style-name="P18">16.<text:tab/>Membuat orang tua bangga adalah salah satu cara kita…</text:p>
      <text:p text:style-name="P18"><text:tab/>A. Cinta dan sayang</text:p>
      <text:p text:style-name="P18"><text:tab/>B. <text:span text:style-name="T23">M</text:span>embebani orang tua</text:p>
      <text:p text:style-name="P18"><text:tab/>C. Durhaka kepada orang tua</text:p>
      <text:p text:style-name="P18">17.<text:tab/>Allah SWT sangat menyukai anak yang ..</text:p>
      <text:section text:style-name="Sect1" text:name="Section53">
        <text:p text:style-name="P18"><text:tab/>A. Berbuat buruk kepada orang tua</text:p>
        <text:p text:style-name="P18"><text:tab/>B. Berbuat baik kepada orang tua</text:p>
        <text:p text:style-name="P18"><text:tab/>C. Durhaka kepada orang tua</text:p>
        <text:p text:style-name="P18"><text:tab/>D. Menyakiti orang tua</text:p>
      </text:section>
      <text:p text:style-name="P18">18.<text:tab/>“ Aljannatu tahta aqdamil ummahat” artinya adalah …..</text:p>
      <text:p text:style-name="P18"><text:tab/>A. Senyummu dihadapanb wajah saudaramu adalah sedekah</text:p>
      <text:p text:style-name="P18"><text:tab/>B. Syurga dibawah telapak kaki kibu</text:p>
      <text:p text:style-name="P18"><text:tab/>C. Ilmu itu cahaya bodoh itu bahaya</text:p>
      <text:p text:style-name="P18">19.<text:tab/>Orang yang rajin menuntu ilmu niscaya akan ..</text:p>
      <text:section text:style-name="Sect1" text:name="Section54">
        <text:p text:style-name="P18"><text:tab/>A. Diberkahi rezekinya</text:p>
        <text:p text:style-name="P18"><text:tab/>B. Diberikan kemudahan</text:p>
        <text:p text:style-name="P18"><text:tab/>C. Ditinggikan derajatnya</text:p>
        <text:p text:style-name="P18"><text:tab/>D. Dimudahkan kehidupannya</text:p>
      </text:section>
      <text:p text:style-name="P8"><text:span text:style-name="T4">20.<text:tab/></text:span><text:span text:style-name="T5">T</text:span><text:span text:style-name="T4">holabul ilmi </text:span><text:span text:style-name="T6">f</text:span><text:span text:style-name="T4">aridhotun </text:span><text:span text:style-name="T6">a</text:span><text:span text:style-name="T4">la kulli muslimin wal muslimat …. artinya adalah</text:span></text:p>
      <text:p text:style-name="P18"><text:tab/>A. Menuntut ilmu itu wajib bagi muslimin dan muslimat</text:p>
      <text:p text:style-name="P18"><text:tab/>B. Tuntutlah ilmu walaupan sampai ke negeri Cina</text:p>
      <text:p text:style-name="P18"><text:tab/>C. Tuntutlah ilmu dari buaian sampai liang jahat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SELAMAT MENGERJAK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Rahmat Hidayat</meta:initial-creator>
    <meta:creation-date>2017-05-30T11:27:32.210992473</meta:creation-date>
    <meta:generator>LibreOffice/5.3.3.2$Linux_X86_64 LibreOffice_project/30m0$Build-2</meta:generator>
    <dc:date>2017-06-04T09:26:43.699365998</dc:date>
    <meta:editing-duration>PT3H32M50S</meta:editing-duration>
    <meta:editing-cycles>93</meta:editing-cycles>
    <dc:creator>Richie Rahmat Hidayat</dc:creator>
    <meta:document-statistic meta:table-count="0" meta:image-count="0" meta:object-count="0" meta:page-count="6" meta:paragraph-count="320" meta:word-count="1287" meta:character-count="7304" meta:non-whitespace-character-count="6090"/>
  </office:meta>
</office:document-meta>
</file>